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24-10-2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23-10-09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23-02-21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21-10-2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9-10-2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8-11-2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7-10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6-10-1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0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200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8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8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8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8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8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8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46702</text:p>
          </table:table-cell>
          <table:table-cell office:value-type="string" calcext:value-type="string">
            <text:p>197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